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3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2" svg:font-family="Ubuntu" style:font-adornments="Cursief" style:font-pitch="variable"/>
    <style:font-face style:name="Ubuntu1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9cm" fo:margin-left="0.31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4cm"/>
    </style:style>
    <style:style style:name="_33_._5f_Installatie_5f_afronden.B" style:display-name="3._Installatie_afronden.B" style:family="table-column">
      <style:table-column-properties style:column-width="16.066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011fa3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675da6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0c99b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paragraph-rsid="016b08c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7cacfc" officeooo:paragraph-rsid="019f4bd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officeooo:paragraph-rsid="0180cb1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81027b" officeooo:paragraph-rsid="019f07d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883d94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paragraph-rsid="0139f8e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normal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normal" officeooo:rsid="077274a0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3a282c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6b08ca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8d49a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paragraph-rsid="0196f677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2" fo:font-size="12pt" fo:language="nl" fo:country="NL" officeooo:paragraph-rsid="01ac933a" fo:background-color="transparent" style:font-size-asian="12pt" style:language-asian="nl" style:country-asian="NL" style:font-name-complex="Bitstream Vera Sans" style:font-size-complex="12pt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a8e2d7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a903ae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aaf734" fo:hyphenate="false" fo:hyphenation-remain-char-count="2" fo:hyphenation-push-char-count="2" loext:hyphenation-no-caps="false"/>
    </style:style>
    <style:style style:name="P25" style:family="paragraph" style:parent-style-name="Standard">
      <style:text-properties officeooo:paragraph-rsid="01a0c99b"/>
    </style:style>
    <style:style style:name="P26" style:family="paragraph" style:parent-style-name="Standard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2d536" officeooo:paragraph-rsid="0176cf3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style:font-name="Liberation Sans2" fo:font-style="italic" officeooo:rsid="05fe4687" officeooo:paragraph-rsid="01a5e027" style:font-style-asian="italic" style:font-style-complex="italic"/>
    </style:style>
    <style:style style:name="P28" style:family="paragraph" style:parent-style-name="Standard">
      <style:text-properties style:font-name="Liberation Sans2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2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b07450"/>
    </style:style>
    <style:style style:name="P3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80cb1a"/>
    </style:style>
    <style:style style:name="P3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bold" officeooo:rsid="077274a0" officeooo:paragraph-rsid="0180cb1a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style:text-underline-style="none" fo:font-weight="normal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1883d94" officeooo:paragraph-rsid="01883d94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4" style:family="paragraph" style:parent-style-name="Standard" style:list-style-name="L1">
      <style:text-properties style:font-name="Liberation Sans2" fo:font-size="12pt" fo:language="nl" fo:country="NL" fo:font-style="normal" fo:font-weight="bold" officeooo:paragraph-rsid="0180cb1a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5" style:family="paragraph">
      <style:paragraph-properties fo:text-align="start"/>
      <style:text-properties style:text-line-through-style="none" style:text-line-through-type="none" style:font-name="Liberation Sans2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style:text-line-through-style="none" style:text-line-through-type="none" fo:font-style="normal" style:text-underline-style="none" fo:font-weight="normal" officeooo:rsid="064c9632" style:font-style-asian="normal" style:font-weight-asian="normal" style:font-style-complex="normal" style:font-weight-complex="normal"/>
    </style:style>
    <style:style style:name="T4" style:family="text">
      <style:text-properties fo:color="#000000" style:text-line-through-style="none" style:text-line-through-type="none" fo:font-style="normal" style:text-underline-style="none" fo:font-weight="normal" officeooo:rsid="02eddb5a" style:font-style-asian="normal" style:font-weight-asian="normal" style:font-style-complex="normal" style:font-weight-complex="normal"/>
    </style:style>
    <style:style style:name="T5" style:family="text">
      <style:text-properties fo:color="#000000" style:text-line-through-style="none" style:text-line-through-type="none" fo:font-style="normal" style:text-underline-style="none" fo:font-weight="normal" officeooo:rsid="02e5ade6" style:font-style-asian="normal" style:font-weight-asian="normal" style:font-style-complex="normal" style:font-weight-complex="normal"/>
    </style:style>
    <style:style style:name="T6" style:family="text">
      <style:text-properties fo:color="#000000" style:text-line-through-style="none" style:text-line-through-type="none" fo:font-style="normal" style:text-underline-style="none" fo:font-weight="normal" officeooo:rsid="01f0312a" style:font-style-asian="normal" style:font-weight-asian="normal" style:font-style-complex="normal" style:font-weight-complex="normal"/>
    </style:style>
    <style:style style:name="T7" style:family="text">
      <style:text-properties fo:color="#000000" style:text-line-through-style="none" style:text-line-through-type="none" fo:font-style="normal" style:text-underline-style="none" fo:font-weight="normal" officeooo:rsid="0154e886" style:font-style-asian="normal" style:font-weight-asian="normal" style:font-style-complex="normal" style:font-weight-complex="normal"/>
    </style:style>
    <style:style style:name="T8" style:family="text">
      <style:text-properties fo:color="#000000" style:text-line-through-style="none" style:text-line-through-type="none" fo:font-style="normal" style:text-underline-style="none" fo:font-weight="normal" officeooo:rsid="0183b5ef" style:font-style-asian="normal" style:font-weight-asian="normal" style:font-style-complex="normal" style:font-weight-complex="normal"/>
    </style:style>
    <style:style style:name="T9" style:family="text">
      <style:text-properties fo:color="#000000" style:text-line-through-style="none" style:text-line-through-type="none" fo:font-style="normal" style:text-underline-style="none" fo:font-weight="normal" officeooo:rsid="01b19af8" style:font-style-asian="normal" style:font-weight-asian="normal" style:font-style-complex="normal" style:font-weight-complex="normal"/>
    </style:style>
    <style:style style:name="T10" style:family="text">
      <style:text-properties fo:color="#000000" style:text-line-through-style="none" style:text-line-through-type="none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fo:color="#000000" style:text-line-through-style="none" style:text-line-through-type="none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fo:color="#000000" style:text-line-through-style="none" style:text-line-through-type="none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fo:color="#000000" style:text-line-through-style="none" style:text-line-through-type="none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color="#000000" style:text-line-through-style="none" style:text-line-through-type="none" style:font-name="Liberation Sans2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fo:color="#000000" style:text-line-through-style="none" style:text-line-through-type="none" style:font-name="Liberation Sans2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fo:color="#000000" style:text-line-through-style="none" style:text-line-through-type="none" style:font-name="Liberation Sans2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53e1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223cd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883d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adfb2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7274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77274a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2" style:family="text">
      <style:text-properties fo:color="#000000" style:text-line-through-style="none" style:text-line-through-type="none" style:font-name="Liberation Sans2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fo:color="#000000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style:font-name="Liberation Sans2" fo:font-size="12pt" fo:language="nl" fo:country="NL" fo:font-weight="normal" officeooo:rsid="0141578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style:font-name="Liberation Sans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style:font-name="Liberation Sans2" fo:font-size="12pt" fo:language="nl" fo:country="NL" fo:font-weight="normal" officeooo:rsid="01515a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style:font-name="Liberation Sans2" fo:font-size="12pt" fo:language="nl" fo:country="NL" fo:font-weight="normal" officeooo:rsid="0179313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style:font-name="Liberation Sans2" fo:font-size="12pt" fo:language="nl" fo:country="NL" fo:font-weight="normal" officeooo:rsid="01855ed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style:font-name="Liberation Sans2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style:font-name="Liberation Sans2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style:font-name="Liberation Sans2" fo:font-size="12pt" fo:language="nl" fo:country="NL" fo:font-weight="normal" officeooo:rsid="016f780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style:font-name="Liberation Sans2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style:font-name="Liberation Sans2" fo:font-size="12pt" fo:language="nl" fo:country="NL" fo:font-weight="normal" officeooo:rsid="019214d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color="#000000" style:font-name="Liberation Sans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font-name="Liberation Mono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6" style:family="text">
      <style:text-properties fo:color="#000000" style:font-name="Liberation Mono" fo:language="nl" fo:country="NL" fo:font-weight="normal" officeooo:rsid="016f780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7" style:family="text">
      <style:text-properties fo:color="#000000" style:font-name="Liberation Mono" fo:language="nl" fo:country="NL" fo:font-weight="normal" officeooo:rsid="0173cff3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8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style:font-name="Liberation Sans2" officeooo:rsid="018fa9a0"/>
    </style:style>
    <style:style style:name="T50" style:family="text">
      <style:text-properties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1" style:family="text">
      <style:text-properties style:font-name="Liberation Sans2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52" style:family="text">
      <style:text-properties style:font-name="Liberation Sans2"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53" style:family="text">
      <style:text-properties style:font-name="Liberation Sans2"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54" style:family="text">
      <style:text-properties style:font-name="Liberation Sans2" fo:font-weight="normal" style:font-weight-asian="normal" style:font-weight-complex="normal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number text:level="3" text:style-name="Numbering_20_Symbols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Strong_20_Emphasis"><text:span text:style-name="T34">C</text:span></text:span><text:span text:style-name="Strong_20_Emphasis"><text:span text:style-name="T33">hecklist voor </text:span></text:span><text:span text:style-name="Strong_20_Emphasis"><text:span text:style-name="T35">de installatie</text:span></text:span><text:span text:style-name="Strong_20_Emphasis"><text:span text:style-name="T33"> van </text:span></text:span><text:reference-mark-start text:name="Distributie"/><text:span text:style-name="Strong_20_Emphasis"><text:span text:style-name="T36">Ubunt</text:span></text:span><text:span text:style-name="Strong_20_Emphasis"><text:span text:style-name="T37">u</text:span></text:span><text:reference-mark-end text:name="Distributie"/><text:span text:style-name="Strong_20_Emphasis"><text:span text:style-name="T36"> </text:span></text:span><text:reference-mark-start text:name="Versie"/><text:span text:style-name="T49">20</text:span><text:span text:style-name="Strong_20_Emphasis"><text:span text:style-name="T36">.</text:span></text:span><text:span text:style-name="Strong_20_Emphasis"><text:span text:style-name="T38">04</text:span></text:span><text:reference-mark-end text:name="Versie"/><text:span text:style-name="Strong_20_Emphasis"><text:span text:style-name="T14"> </text:span></text:span><text:reference-mark-start text:name="Editie"/><text:span text:style-name="Strong_20_Emphasis"><text:span text:style-name="T39">desktop</text:span></text:span><text:reference-mark-end text:name="Editie"/><text:span text:style-name="Strong_20_Emphasis"><text:span text:style-name="T40"> </text:span></text:span><text:span text:style-name="Strong_20_Emphasis"><text:span text:style-name="T33">op </text:span></text:span><text:reference-mark-start text:name="Computernaam"/><text:span text:style-name="Strong_20_Emphasis"><text:span text:style-name="T41">pc-van-emily</text:span></text:span><text:reference-mark-end text:name="Computernaam"/><text:span text:style-name="T42">.</text:span></text:p>
      <text:p text:style-name="P2"><text:span text:style-name="Citation"><text:span text:style-name="T32"/></text:span></text:p>
      <text:p text:style-name="P3"><text:span text:style-name="T17">Kijk op</text:span><text:span text:style-name="T33"> </text:span><text:a xlink:type="simple" xlink:href="https://karelzimmer.nl/" text:style-name="Internet_20_link" text:visited-style-name="Visited_20_Internet_20_Link"><text:span text:style-name="Internet_20_link"><text:span text:style-name="T50">karelzimmer.nl</text:span></text:span></text:a><text:span text:style-name="T33"> </text:span><text:span text:style-name="T18">voor</text:span><text:span text:style-name="T19"> </text:span><text:span text:style-name="T48">deze en andere </text:span><text:span text:style-name="T20">checklists, scripts, en overige bestanden.</text:span></text:p>
      <text:p text:style-name="P26"/>
      <text:p text:style-name="P27"><text:span text:style-name="T11">D</text:span><text:span text:style-name="T10">it is een invulbare PD</text:span><text:span text:style-name="T12">F</text:span><text:span text:style-name="T10"> met keuzevakken; </text:span><text:span text:style-name="T13">a</text:span><text:span text:style-name="T10">fdrukken is niet noodzakelijk.</text:span></text:p>
      <text:p text:style-name="P7"><text:span text:style-name="Strong_20_Emphasis"><text:span text:style-name="T44"/></text:span></text:p>
      <text:p text:style-name="P16"><text:span text:style-name="Definition"><text:span text:style-name="T52">g</text:span></text:span><text:span text:style-name="Definition"><text:span text:style-name="T51">ebruiker</text:span></text:span><text:span text:style-name="T33"><text:tab/><text:tab/><text:tab/><text:tab/></text:span><text:span text:style-name="User_20_Entry"><text:span text:style-name="T46">Emily</text:span></text:span></text:p>
      <text:p text:style-name="P17"><text:span text:style-name="Definition"><text:span text:style-name="T52">g</text:span></text:span><text:span text:style-name="Definition"><text:span text:style-name="T51">ebruikersnaam</text:span></text:span><text:span text:style-name="T33"><text:tab/></text:span><text:span text:style-name="User_20_Entry"><text:span text:style-name="T46">emily</text:span></text:span></text:p>
      <text:p text:style-name="P19"><text:span text:style-name="Definition"><text:span text:style-name="T52">c</text:span></text:span><text:span text:style-name="Definition"><text:span text:style-name="T51">omputernaam<text:tab/><text:tab/></text:span></text:span><text:span text:style-name="User_20_Entry"><text:span text:style-name="T45"><text:reference-ref text:reference-format="text" text:ref-name="Computernaam">pc-van-emily</text:reference-ref></text:span></text:span></text:p>
      <text:p text:style-name="P18"><text:span text:style-name="Definition"><text:span text:style-name="T52">o</text:span></text:span><text:span text:style-name="Definition"><text:span text:style-name="T53">pstartmenu</text:span></text:span><text:span text:style-name="T33"><text:tab/><text:tab/><text:tab/></text:span><text:span text:style-name="User_20_Entry"><text:span text:style-name="T47">F11</text:span></text:span></text:p>
      <text:p text:style-name="P18"><text:span text:style-name="Definition"><text:span text:style-name="T52">i</text:span></text:span><text:span text:style-name="Definition"><text:span text:style-name="T53">nstellingen</text:span></text:span><text:span text:style-name="T33"><text:tab/><text:tab/><text:tab/></text:span><text:span text:style-name="User_20_Entry"><text:span text:style-name="T47">F2</text:span></text:span></text:p>
      <text:p text:style-name="P6"><text:span text:style-name="Definition"><text:span text:style-name="T52"/></text:span></text:p>
      <text:p text:style-name="P12"/>
      <text:list xml:id="list3311306177" text:style-name="L1">
        <text:list-item>
          <text:p text:style-name="P34">Installatie voorbereiden</text:p>
        </text:list-item>
      </text:list>
      <text:p text:style-name="P1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5"><text:span text:style-name="Strong_20_Emphasis"><text:span text:style-name="T23"><text:s/></text:span></text:span><text:span text:style-name="Strong_20_Emphasis"><text:span text:style-name="T29"><draw:control text:anchor-type="as-char" draw:z-index="0" draw:name="Vorm1" draw:style-name="gr1" draw:text-style-name="P3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24">Volg </text:span></text:span><text:span text:style-name="Strong_20_Emphasis"><text:span text:style-name="T25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6">.</text:span></text:span></text:p>
          </table:table-cell>
        </table:table-row>
      </table:table>
      <text:p text:style-name="P5"><text:span text:style-name="Strong_20_Emphasis"><text:span text:style-name="T30"/></text:span></text:p>
      <text:p text:style-name="P14"/>
      <text:list xml:id="list204906050104792" text:continue-numbering="true" text:style-name="L1">
        <text:list-item>
          <text:p text:style-name="P30"><text:span text:style-name="Strong_20_Emphasis"><text:span text:style-name="T31">Installatie uitvoeren</text:span></text:span></text:p>
        </text:list-item>
      </text:list>
      <text:p text:style-name="P4"><text:span text:style-name="Strong_20_Emphasis"><text:span text:style-name="T28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5"><text:span text:style-name="Strong_20_Emphasis"><text:span text:style-name="T23"><text:s/></text:span></text:span><text:span text:style-name="Strong_20_Emphasis"><text:span text:style-name="T29"><draw:control text:anchor-type="as-char" draw:z-index="1" draw:name="Vorm2" draw:style-name="gr1" draw:text-style-name="P35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23"><text:span text:style-name="Strong_20_Emphasis"><text:span text:style-name="T24">Volg </text:span></text:span><text:span text:style-name="Strong_20_Emphasis"><text:span text:style-name="T25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6">.</text:span></text:span></text:p>
          </table:table-cell>
        </table:table-row>
      </table:table>
      <text:p text:style-name="P8"/>
      <text:p text:style-name="P9"/>
      <text:list xml:id="list204906851591009" text:continue-numbering="true" text:style-name="L1">
        <text:list-item>
          <text:p text:style-name="P31">Installatie afronden</text:p>
        </text:list-item>
      </text:list>
      <text:p text:style-name="P15"/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5"><text:span text:style-name="Strong_20_Emphasis"><text:span text:style-name="T23"><text:s/></text:span></text:span><text:span text:style-name="Strong_20_Emphasis"><text:span text:style-name="T29"><draw:control text:anchor-type="as-char" draw:z-index="2" draw:name="Vorm3" draw:style-name="gr1" draw:text-style-name="P35" svg:width="0.35cm" svg:height="0.35cm" draw:control="control3"/></text:span></text:span></text:p>
          </table:table-cell>
          <table:table-cell table:style-name="_33_._5f_Installatie_5f_afronden.A1" office:value-type="string">
            <text:p text:style-name="P23"><text:span text:style-name="Strong_20_Emphasis"><text:span text:style-name="T24">Volg </text:span></text:span><text:span text:style-name="Strong_20_Emphasis"><text:span text:style-name="T25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6">.</text:span></text:span></text:p>
          </table:table-cell>
        </table:table-row>
      </table:table>
      <text:p text:style-name="P10"><text:line-break/></text:p>
      <text:list xml:id="list204908073777315" text:continue-numbering="true" text:style-name="L1">
        <text:list-item>
          <text:p text:style-name="P33">Gebruiker inrichten</text:p>
        </text:list-item>
      </text:list>
      <text:p text:style-name="P11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5"><text:span text:style-name="Strong_20_Emphasis"><text:span text:style-name="T23"><text:s/></text:span></text:span><text:span text:style-name="Strong_20_Emphasis"><text:span text:style-name="T29"><draw:control text:anchor-type="as-char" draw:z-index="3" draw:name="Vorm4" draw:style-name="gr1" draw:text-style-name="P35" svg:width="0.35cm" svg:height="0.35cm" draw:control="control4"/></text:span></text:span></text:p>
          </table:table-cell>
          <table:table-cell table:style-name="_34_._5f_Gebruiker_5f_inrichten.A1" office:value-type="string">
            <text:p text:style-name="P24"><text:span text:style-name="Strong_20_Emphasis"><text:span text:style-name="T24">Volg </text:span></text:span><text:span text:style-name="Strong_20_Emphasis"><text:span text:style-name="T25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6">.</text:span></text:span></text:p>
          </table:table-cell>
        </table:table-row>
      </table:table>
      <text:p text:style-name="P13"/>
      <text:p text:style-name="P28"/>
      <text:p text:style-name="P21"><text:span text:style-name="T3">E</text:span><text:span text:style-name="T4">inde c</text:span><text:span text:style-name="T5">hecklist, </text:span><text:span text:style-name="T6">d</text:span><text:span text:style-name="T5">e installatie van </text:span><text:span text:style-name="T5"><text:reference-ref text:reference-format="text" text:ref-name="Distributie">Ubuntu</text:reference-ref></text:span><text:span text:style-name="T5"><text:s/></text:span><text:span text:style-name="T7"><text:reference-ref text:reference-format="text" text:ref-name="Versie">20.04</text:reference-ref></text:span><text:span text:style-name="T7"><text:s/></text:span><text:span text:style-name="T5"><text:reference-ref text:reference-format="text" text:ref-name="Editie">desktop</text:reference-ref></text:span><text:span text:style-name="T5"><text:s/></text:span><text:span text:style-name="T8">op </text:span><text:span text:style-name="T8"><text:reference-ref text:reference-format="text" text:ref-name="Computernaam">pc-van-emily</text:reference-ref></text:span><text:span text:style-name="T8"><text:s/></text:span><text:span text:style-name="T5">is voltooid.</text:span></text:p>
      <text:list xml:id="list204907520120485" text:continue-numbering="true" text:style-name="L1">
        <text:list-header>
          <text:p text:style-name="P32"/>
        </text:list-header>
      </text:list>
      <text:p text:style-name="P20"><text:span text:style-name="T43">Geschreven </text:span><text:span text:style-name="T21">door Karel Zimmer</text:span><text:span text:style-name="Strong_20_Emphasis"><text:span text:style-name="T22"> &lt;</text:span></text:span><text:a xlink:type="simple" xlink:href="mailto:info@karelzimmer.nl" text:style-name="Internet_20_link" text:visited-style-name="Visited_20_Internet_20_Link"><text:span text:style-name="Strong_20_Emphasis"><text:span text:style-name="T54">info@karelzimmer.nl</text:span></text:span></text:a><text:span text:style-name="Strong_20_Emphasis"><text:span text:style-name="T22">&gt;</text:span></text:span><text:span text:style-name="T2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3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2" svg:font-family="Ubuntu" style:font-adornments="Cursief" style:font-pitch="variable"/>
    <style:font-face style:name="Ubuntu1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" style:font-style-name="Standaard" style:font-family-generic="swiss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2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2" fo:font-family="'Liberation Sans'" style:font-family-generic="swiss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1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Liberation Sans" fo:font-family="'Liberation Sans'" style:font-style-name="Standaard" style:font-family-generic="swiss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-installatie-Ubuntu-20.04-desktop-pc-van-emily</text:file-name><text:tab/><text:date style:data-style-name="N36" text:date-value="2022-04-01T20:49:05.886252005">01-04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4-01T20:49:05.785305010</dc:date>
    <meta:printed-by>Karel Zimmer</meta:printed-by>
    <meta:print-date>2012-07-13T13:55:28</meta:print-date>
    <meta:keyword>Installatie</meta:keyword>
    <meta:keyword>Checklist</meta:keyword>
    <meta:keyword>Linux</meta:keyword>
    <meta:editing-cycles>3022</meta:editing-cycles>
    <meta:editing-duration>P7DT5H38M48S</meta:editing-duration>
    <dc:creator>Karel Zimmer</dc:creator>
    <meta:document-statistic meta:table-count="4" meta:image-count="0" meta:object-count="0" meta:page-count="1" meta:paragraph-count="25" meta:word-count="116" meta:character-count="898" meta:non-whitespace-character-count="792"/>
    <meta:user-defined meta:name="Info 1"/>
    <meta:user-defined meta:name="Info 2"/>
    <meta:user-defined meta:name="Info 3"/>
    <meta:user-defined meta:name="Info 4"/>
  </office:meta>
</office:document-meta>
</file>